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ddb2" officeooo:paragraph-rsid="0016dd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tro ensayo de mierd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9T13:30:18.250019050</meta:creation-date>
    <dc:date>2023-05-29T13:30:29.865478547</dc:date>
    <meta:editing-duration>PT11S</meta:editing-duration>
    <meta:editing-cycles>1</meta:editing-cycles>
    <meta:document-statistic meta:table-count="0" meta:image-count="0" meta:object-count="0" meta:page-count="1" meta:paragraph-count="1" meta:word-count="4" meta:character-count="21" meta:non-whitespace-character-count="18"/>
    <meta:generator>LibreOffice/6.4.7.2$Linux_X86_64 LibreOffice_project/40$Build-2</meta:generator>
  </office:meta>
</office:document-meta>
</file>